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ff950e" style:font-weight-asian="bold" style:font-weight-complex="bold"/>
    </style:style>
    <style:style style:name="P3" style:family="paragraph" style:parent-style-name="Standard">
      <style:text-properties fo:font-weight="bold" fo:background-color="#ffffcc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#ffff00"/>
    </style:style>
    <style:style style:name="T4" style:family="text">
      <style:text-properties fo:background-color="#ccccff"/>
    </style:style>
    <style:style style:name="T5" style:family="text">
      <style:text-properties fo:font-style="normal" style:text-underline-style="solid" style:text-underline-width="auto" style:text-underline-color="font-color" fo:font-weight="normal" fo:background-color="#ffffcc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fo:background-color="#ffffcc" style:font-style-asian="normal" style:font-weight-asian="normal" style:font-style-complex="normal" style:font-weight-complex="normal"/>
    </style:style>
    <style:style style:name="T8" style:family="text">
      <style:text-properties fo:background-color="#ffff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ructions for the team </text:h>
      <text:p text:style-name="P1">Created by : Vincent Destailleur</text:p>
      <text:p text:style-name="P1">08-01-18 : v1</text:p>
      <text:p text:style-name="P1"/>
      <text:p text:style-name="P1">Modify by : Philippe Lardennois</text:p>
      <text:p text:style-name="P1">09-01-22 : v2</text:p>
      <text:p text:style-name="P1">Spelling + corrections</text:p>
      <text:p text:style-name="P3">Changes</text:p>
      <text:p text:style-name="P1"/>
      <text:p text:style-name="P1">Modify by : </text:p>
      <text:p text:style-name="P1">xx-xx-xx : v3</text:p>
      <text:p text:style-name="P2">Changes</text:p>
      <text:p text:style-name="P1"/>
      <text:p text:style-name="P1"><text:tab/>These instructions have to be followed by the all team during the project. The aim of each instruction (1-, 2-,...) is <text:span text:style-name="T8">written</text:span> under each of them (begin with a « &gt; ») <text:s/></text:p>
      <text:p text:style-name="P1"><text:tab/></text:p>
      <text:p text:style-name="P1"><text:tab/><text:span text:style-name="T2">The respect of these instrutions can improve the</text:span> team's work!<text:span text:style-name="T2"> </text:span></text:p>
      <text:p text:style-name="Standard"/>
      <text:p text:style-name="Standard">1-Write <text:span text:style-name="T1">all</text:span> the documents in <text:span text:style-name="T8">English</text:span>.</text:p>
      <text:p text:style-name="Standard">&gt;for the internationalization<text:span text:style-name="T8"> (i18n?)</text:span></text:p>
      <text:p text:style-name="Standard"/>
      <text:p text:style-name="Standard">2-Make short <text:span text:style-name="T8">and</text:span> concise sentences.</text:p>
      <text:p text:style-name="Standard">&gt;for the comprehension of the work of each <text:span text:style-name="T8">one</text:span> by the rest of the team.</text:p>
      <text:p text:style-name="Standard"/>
      <text:p text:style-name="Standard">3-Make simple construction sentence : S+V+C or V+C</text:p>
      <text:p text:style-name="Standard">&gt;for the comprehension of the work of each <text:span text:style-name="T8">one</text:span> by the rest of the team.</text:p>
      <text:p text:style-name="Standard"/>
      <text:p text:style-name="Standard">4-All the documents for this project are <text:span text:style-name="T1">on the svn</text:span> <text:span text:style-name="T1">and nowhere else</text:span>.</text:p>
      <text:p text:style-name="Standard">&gt;to avoid wasting time with version problems.</text:p>
      <text:p text:style-name="Standard"/>
      <text:p text:style-name="Standard">5-Documents for analyse&amp;conception is in the folder<text:span text:style-name="T8"> ./0-Analyse-Conception</text:span></text:p>
      <text:p text:style-name="Standard">&gt;for the clarity</text:p>
      <text:p text:style-name="Standard"/>
      <text:p text:style-name="Standard">6-All the documents are created with <text:span text:style-name="T1">linux free software and nothing else</text:span>.</text:p>
      <text:p text:style-name="Standard">&gt;to share and have the possibility to improve easily the works of others </text:p>
      <text:p text:style-name="Standard"><text:span text:style-name="T1">List of the linux freeware used :</text:span> </text:p>
      <text:p text:style-name="Standard"><text:span text:style-name="T1">-ArgoUML </text:span><text:span text:style-name="T2">(conception, documentation</text:span><text:span text:style-name="T6">)</text:span><text:span text:style-name="T7"> </text:span><text:a xlink:type="simple" xlink:href="http://argouml.tigris.org/"><text:span text:style-name="T7">http://</text:span></text:a><text:a xlink:type="simple" xlink:href="http://argouml.tigris.org/"><text:span text:style-name="Citation"><text:span text:style-name="T7">argouml.tigris.org/</text:span></text:span></text:a></text:p>
      <text:p text:style-name="Standard"><text:span text:style-name="T1">-Open Office Writer </text:span>(documentation) <text:a xlink:type="simple" xlink:href="http://www.openoffice.org/"><text:span text:style-name="T8">http://www.openoffice.org</text:span></text:a></text:p>
      <text:p text:style-name="Standard"><text:span text:style-name="T1">-Quanta Plus </text:span><text:span text:style-name="T2">(design web)</text:span><text:span text:style-name="T8"> </text:span><text:a xlink:type="simple" xlink:href="http://quanta.kdewebdev.org/"><text:span text:style-name="T5">http://</text:span></text:a><text:a xlink:type="simple" xlink:href="http://quanta.kdewebdev.org/"><text:span text:style-name="Citation"><text:span text:style-name="T5">quanta.kdewebdev.org</text:span></text:span></text:a></text:p>
      <text:p text:style-name="Standard"><text:span text:style-name="T1">-AnalyseSI</text:span> (MCD, MLD, creation <text:span text:style-name="T6">SQL)</text:span><text:span text:style-name="T7"> </text:span><text:a xlink:type="simple" xlink:href="http://analysesi.free.fr/"><text:span text:style-name="T7">http://</text:span></text:a><text:a xlink:type="simple" xlink:href="http://analysesi.free.fr/"><text:span text:style-name="Citation"><text:span text:style-name="T7">analysesi.free.fr/</text:span></text:span></text:a></text:p>
      <text:p text:style-name="Standard"/>
      <text:p text:style-name="Standard">7-When you modify a document, write it ! (write your name, the current date and the new number version)</text:p>
      <text:p text:style-name="Standard">&gt;for the collaborative work</text:p>
      <text:p text:style-name="Standard"/>
      <text:p text:style-name="Standard">8-When you modify a text document, try to show the modification (ex : <text:span text:style-name="T3">color trame</text:span>)</text:p>
      <text:p text:style-name="P4">9-Read and follow the instructions of the documents list below for the <text:span text:style-name="T8">developing</text:span> work :</text:p>
      <text:p text:style-name="Standard">In the folder <text:bookmark-start text:name="DDE_LINK"/><text:span text:style-name="T4">./0-Analyse-Conception/</text:span><text:bookmark-end text:name="DDE_LINK"/><text:span text:style-name="T4">Good </text:span><text:span text:style-name="T8">practices</text:span><text:span text:style-name="T4"> for </text:span><text:span text:style-name="T8">the developement</text:span> : </text:p>
      <text:p text:style-name="Standard">&gt;<text:span text:style-name="T4">D-</text:span><text:span text:style-name="T8">Developing</text:span><text:span text:style-name="T4"> a class.odt</text:span></text:p>
      <text:p text:style-name="Standard">&gt;<text:span text:style-name="T4">D-Roadmap for building a use case in a web application.odt</text:span></text:p>
      <text:p text:style-name="Standard"/>
      <text:p text:style-name="Standard">10-When you want to add a new use case (new fonctionnality) add it in the following documents :</text:p>
      <text:p text:style-name="Standard">&gt;<text:span text:style-name="T4">./0-Analyse-Conception/08-01-03 Cdc fonctionnel du site.odt</text:span></text:p>
      <text:p text:style-name="Standard">&gt;<text:bookmark-start text:name="DDE_LINK2"/><text:span text:style-name="T4">./0-Analyse-Conception/</text:span><text:bookmark-end text:name="DDE_LINK2"/><text:span text:style-name="T4">Planification for the </text:span><text:span text:style-name="T8">developement</text:span><text:span text:style-name="T4"> of the site.odt</text:span></text:p>
      <text:p text:style-name="Standard">In the folder <text:span text:style-name="T4">0-Handbook for Red Neck Site</text:span> :</text:p>
      <text:p text:style-name="Standard">&gt;All the UML <text:span text:style-name="T8">diagrams</text:span> implied</text:p>
      <text:p text:style-name="Standard"/>
      <text:p text:style-name="Standard">11-Use the folder <text:span text:style-name="T4">./0-Analyse-Conception/Draft</text:span> to put all the doc which are not enough formal to be officially display</text:p>
      <text:p text:style-name="Standard"/>
      <text:p text:style-name="Standard">12-If you <text:span text:style-name="T8">want</text:span> to modify the MCD go in the folder <text:span text:style-name="T4">0-Handbook for Red Neck Site/MCD</text:span></text:p>
      <text:p text:style-name="Standard"/>
      <text:p text:style-name="Standard">13-<text:span text:style-name="T8">Last</text:span> but not least, you have to create or update all the UML <text:span text:style-name="T8">diagrams</text:span> when you <text:span text:style-name="T8">developing</text:span>.</text:p>
      <text:p text:style-name="Standard">&gt;Look in the folder <text:bookmark-start text:name="DDE_LINK1"/><text:span text:style-name="T4">0-Handbook for Red Neck Site/</text:span><text:bookmark-end text:name="DDE_LINK1"/> </text:p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vincent</meta:initial-creator>
    <meta:creation-date>2009-01-18T18:49:45</meta:creation-date>
    <dc:date>2009-01-22T18:07:22</dc:date>
    <meta:editing-cycles>18</meta:editing-cycles>
    <meta:editing-duration>PT3H42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7" meta:word-count="419" meta:character-count="2438"/>
  </office:meta>
</office:document-meta>
</file>